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booktitle</text:p>
          </table:table-cell>
          <table:table-cell office:value-type="string">
            <text:p>Total_Autores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string">
            <text:p>Media</text:p>
          </table:table-cell>
          <table:table-cell office:value-type="string">
            <text:p>Desvio Padrao</text:p>
          </table:table-cell>
        </table:table-row>
        <table:table-row table:style-name="ro2">
          <table:table-cell office:value-type="string">
            <text:p>DAC</text:p>
          </table:table-cell>
          <table:table-cell office:value-type="float" office:value="16176">
            <text:p>1617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41">
            <text:p>141</text:p>
          </table:table-cell>
          <table:table-cell office:value-type="float" office:value="132">
            <text:p>132</text:p>
          </table:table-cell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office:value-type="float" office:value="378">
            <text:p>378</text:p>
          </table:table-cell>
          <table:table-cell office:value-type="float" office:value="328">
            <text:p>328</text:p>
          </table:table-cell>
          <table:table-cell office:value-type="float" office:value="364">
            <text:p>364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 office:value-type="float" office:value="402">
            <text:p>402</text:p>
          </table:table-cell>
          <table:table-cell office:value-type="float" office:value="404">
            <text:p>404</text:p>
          </table:table-cell>
          <table:table-cell office:value-type="float" office:value="430">
            <text:p>430</text:p>
          </table:table-cell>
          <table:table-cell office:value-type="float" office:value="426">
            <text:p>426</text:p>
          </table:table-cell>
          <table:table-cell office:value-type="float" office:value="510">
            <text:p>510</text:p>
          </table:table-cell>
          <table:table-cell office:value-type="float" office:value="603">
            <text:p>603</text:p>
          </table:table-cell>
          <table:table-cell office:value-type="float" office:value="574">
            <text:p>574</text:p>
          </table:table-cell>
          <table:table-cell office:value-type="float" office:value="513">
            <text:p>513</text:p>
          </table:table-cell>
          <table:table-cell office:value-type="float" office:value="549">
            <text:p>549</text:p>
          </table:table-cell>
          <table:table-cell office:value-type="float" office:value="648">
            <text:p>648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office:value-type="float" office:value="831">
            <text:p>831</text:p>
          </table:table-cell>
          <table:table-cell office:value-type="float" office:value="674">
            <text:p>674</text:p>
          </table:table-cell>
          <table:table-cell office:value-type="float" office:value="699">
            <text:p>699</text:p>
          </table:table-cell>
          <table:table-cell office:value-type="float" office:value="626">
            <text:p>626</text:p>
          </table:table-cell>
          <table:table-cell office:value-type="float" office:value="649">
            <text:p>649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table:formula="of:=AVERAGE([.C2:.AX2])" office:value-type="float" office:value="337">
            <text:p>337</text:p>
          </table:table-cell>
          <table:table-cell table:formula="of:=STDEV([.C2:.AX2])" office:value-type="float" office:value="230.029137839794">
            <text:p>230,0291378398</text:p>
          </table:table-cell>
        </table:table-row>
        <table:table-row table:style-name="ro2">
          <table:table-cell office:value-type="string">
            <text:p>STOC</text:p>
          </table:table-cell>
          <table:table-cell office:value-type="float" office:value="5978">
            <text:p>5978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table:number-columns-repeated="2"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223">
            <text:p>223</text:p>
          </table:table-cell>
          <table:table-cell office:value-type="float" office:value="189">
            <text:p>189</text:p>
          </table:table-cell>
          <table:table-cell office:value-type="float" office:value="201">
            <text:p>201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office:value-type="float" office:value="217">
            <text:p>217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office:value-type="float" office:value="204">
            <text:p>204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office:value-type="float" office:value="208">
            <text:p>208</text:p>
          </table:table-cell>
          <table:table-cell office:value-type="float" office:value="181">
            <text:p>181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table:formula="of:=AVERAGE([.H3:.AY3])" office:value-type="float" office:value="135.863636363636">
            <text:p>135,8636363636</text:p>
          </table:table-cell>
          <table:table-cell table:formula="of:=STDEV([.H3:.AY3])" office:value-type="float" office:value="66.3284957209862">
            <text:p>66,328495721</text:p>
          </table:table-cell>
        </table:table-row>
        <table:table-row table:style-name="ro2">
          <table:table-cell office:value-type="string">
            <text:p>POPL</text:p>
          </table:table-cell>
          <table:table-cell office:value-type="float" office:value="2689">
            <text:p>2689</text:p>
          </table:table-cell>
          <table:table-cell table:number-columns-repeated="9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26">
            <text:p>126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table:formula="of:=AVERAGE([.L4:.AY4])" office:value-type="float" office:value="67.225">
            <text:p>67,225</text:p>
          </table:table-cell>
          <table:table-cell table:formula="of:=STDEV([.L4:.AY4])" office:value-type="float" office:value="29.8324272889203">
            <text:p>29,8324272889</text:p>
          </table:table-cell>
        </table:table-row>
        <table:table-row table:style-name="ro2">
          <table:table-cell office:value-type="string">
            <text:p>ISCA</text:p>
          </table:table-cell>
          <table:table-cell office:value-type="float" office:value="4262">
            <text:p>4262</text:p>
          </table:table-cell>
          <table:table-cell table:number-columns-repeated="9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89">
            <text:p>89</text:p>
          </table:table-cell>
          <table:table-cell office:value-type="float" office:value="129">
            <text:p>129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8">
            <text:p>158</text:p>
          </table:table-cell>
          <table:table-cell office:value-type="float" office:value="127">
            <text:p>127</text:p>
          </table:table-cell>
          <table:table-cell office:value-type="float" office:value="214">
            <text:p>214</text:p>
          </table:table-cell>
          <table:table-cell office:value-type="float" office:value="160">
            <text:p>160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table:formula="of:=AVERAGE([.L5:.AX5])" office:value-type="float" office:value="109.282051282051">
            <text:p>109,2820512821</text:p>
          </table:table-cell>
          <table:table-cell table:formula="of:=STDEV([.L5:.AX5])" office:value-type="float" office:value="42.9877269620728">
            <text:p>42,9877269621</text:p>
          </table:table-cell>
        </table:table-row>
        <table:table-row table:style-name="ro2">
          <table:table-cell office:value-type="string">
            <text:p>SIGMOD Conference</text:p>
          </table:table-cell>
          <table:table-cell office:value-type="float" office:value="8508">
            <text:p>8508</text:p>
          </table:table-cell>
          <table:table-cell table:number-columns-repeated="11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2"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238">
            <text:p>238</text:p>
          </table:table-cell>
          <table:table-cell office:value-type="float" office:value="227">
            <text:p>227</text:p>
          </table:table-cell>
          <table:table-cell office:value-type="float" office:value="205">
            <text:p>205</text:p>
          </table:table-cell>
          <table:table-cell office:value-type="float" office:value="233">
            <text:p>233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92">
            <text:p>292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 office:value-type="float" office:value="280">
            <text:p>280</text:p>
          </table:table-cell>
          <table:table-cell office:value-type="float" office:value="336">
            <text:p>336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office:value-type="float" office:value="354">
            <text:p>354</text:p>
          </table:table-cell>
          <table:table-cell office:value-type="float" office:value="481">
            <text:p>481</text:p>
          </table:table-cell>
          <table:table-cell office:value-type="float" office:value="508">
            <text:p>508</text:p>
          </table:table-cell>
          <table:table-cell office:value-type="float" office:value="448">
            <text:p>448</text:p>
          </table:table-cell>
          <table:table-cell office:value-type="float" office:value="602">
            <text:p>602</text:p>
          </table:table-cell>
          <table:table-cell office:value-type="float" office:value="577">
            <text:p>577</text:p>
          </table:table-cell>
          <table:table-cell office:value-type="float" office:value="462">
            <text:p>462</text:p>
          </table:table-cell>
          <table:table-cell table:formula="of:=AVERAGE([.N6:.AY6])" office:value-type="float" office:value="223.894736842105">
            <text:p>223,8947368421</text:p>
          </table:table-cell>
          <table:table-cell table:formula="of:=STDEV([.N6:.AY6])" office:value-type="float" office:value="168.95478196822">
            <text:p>168,9547819682</text:p>
          </table:table-cell>
        </table:table-row>
        <table:table-row table:style-name="ro2">
          <table:table-cell office:value-type="string">
            <text:p>FOCS</text:p>
          </table:table-cell>
          <table:table-cell office:value-type="float" office:value="5269">
            <text:p>5269</text:p>
          </table:table-cell>
          <table:table-cell table:number-columns-repeated="11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189">
            <text:p>189</text:p>
          </table:table-cell>
          <table:table-cell office:value-type="float" office:value="222">
            <text:p>222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138">
            <text:p>138</text:p>
          </table:table-cell>
          <table:table-cell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200">
            <text:p>20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formula="of:=AVERAGE([.N7:.AX7])" office:value-type="float" office:value="142.405405405405">
            <text:p>142,4054054054</text:p>
          </table:table-cell>
          <table:table-cell table:formula="of:=STDEV([.N7:.AX7])" office:value-type="float" office:value="51.03346367252">
            <text:p>51,0334636725</text:p>
          </table:table-cell>
        </table:table-row>
        <table:table-row table:style-name="ro2">
          <table:table-cell office:value-type="string">
            <text:p>SIGIR</text:p>
          </table:table-cell>
          <table:table-cell office:value-type="float" office:value="7282">
            <text:p>7282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table:number-columns-repeated="2"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office:value-type="float" office:value="202">
            <text:p>202</text:p>
          </table:table-cell>
          <table:table-cell office:value-type="float" office:value="223">
            <text:p>223</text:p>
          </table:table-cell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380">
            <text:p>380</text:p>
          </table:table-cell>
          <table:table-cell office:value-type="float" office:value="437">
            <text:p>437</text:p>
          </table:table-cell>
          <table:table-cell office:value-type="float" office:value="426">
            <text:p>426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34">
            <text:p>634</text:p>
          </table:table-cell>
          <table:table-cell office:value-type="float" office:value="655">
            <text:p>655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table:formula="of:=AVERAGE([.J8:.AX8])" office:value-type="float" office:value="177.609756097561">
            <text:p>177,6097560976</text:p>
          </table:table-cell>
          <table:table-cell table:formula="of:=STDEV([.J8:.AX8])" office:value-type="float" office:value="217.33601611891">
            <text:p>217,3360161189</text:p>
          </table:table-cell>
        </table:table-row>
        <table:table-row table:style-name="ro2">
          <table:table-cell office:value-type="string">
            <text:p>MFCS</text:p>
          </table:table-cell>
          <table:table-cell office:value-type="float" office:value="3761">
            <text:p>3761</text:p>
          </table:table-cell>
          <table:table-cell table:number-columns-repeated="9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table:number-columns-repeated="2"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float" office:value="67">
            <text:p>67</text:p>
          </table:table-cell>
          <table:table-cell office:value-type="float" office:value="136">
            <text:p>136</text:p>
          </table:table-cell>
          <table:table-cell office:value-type="float" office:value="126">
            <text:p>126</text:p>
          </table:table-cell>
          <table:table-cell office:value-type="float" office:value="111">
            <text:p>111</text:p>
          </table:table-cell>
          <table:table-cell office:value-type="float" office:value="151">
            <text:p>151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table:formula="of:=AVERAGE([.L9:.AX9])" office:value-type="float" office:value="96.4358974358974">
            <text:p>96,4358974359</text:p>
          </table:table-cell>
          <table:table-cell table:formula="of:=STDEV([.L9:.AX9])" office:value-type="float" office:value="45.78887182194">
            <text:p>45,7888718219</text:p>
          </table:table-cell>
        </table:table-row>
        <table:table-row table:style-name="ro2">
          <table:table-cell office:value-type="string">
            <text:p>VLDB</text:p>
          </table:table-cell>
          <table:table-cell office:value-type="float" office:value="6865">
            <text:p>6865</text:p>
          </table:table-cell>
          <table:table-cell table:number-columns-repeated="11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293">
            <text:p>293</text:p>
          </table:table-cell>
          <table:table-cell office:value-type="float" office:value="376">
            <text:p>376</text:p>
          </table:table-cell>
          <table:table-cell office:value-type="float" office:value="394">
            <text:p>394</text:p>
          </table:table-cell>
          <table:table-cell office:value-type="float" office:value="425">
            <text:p>425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484">
            <text:p>484</text:p>
          </table:table-cell>
          <table:table-cell office:value-type="float" office:value="560">
            <text:p>560</text:p>
          </table:table-cell>
          <table:table-cell table:number-columns-repeated="5" office:value-type="float" office:value="0">
            <text:p>0</text:p>
          </table:table-cell>
          <table:table-cell table:formula="of:=AVERAGE([.N10:.AT10])" office:value-type="float" office:value="208.030303030303">
            <text:p>208,0303030303</text:p>
          </table:table-cell>
          <table:table-cell table:formula="of:=STDEV([.N10:.AT10])" office:value-type="float" office:value="150.606582867517">
            <text:p>150,6065828675</text:p>
          </table:table-cell>
        </table:table-row>
        <table:table-row table:style-name="ro2">
          <table:table-cell office:value-type="string">
            <text:p>ICALP</text:p>
          </table:table-cell>
          <table:table-cell office:value-type="float" office:value="4092">
            <text:p>4092</text:p>
          </table:table-cell>
          <table:table-cell table:number-columns-repeated="8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175">
            <text:p>175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number-columns-repeated="5" office:value-type="float" office:value="0">
            <text:p>0</text:p>
          </table:table-cell>
          <table:table-cell table:formula="of:=AVERAGE([.K11:.AT11])" office:value-type="float" office:value="113.666666666667">
            <text:p>113,6666666667</text:p>
          </table:table-cell>
          <table:table-cell table:formula="of:=STDEV([.K11:.AT11])" office:value-type="float" office:value="66.743003913733">
            <text:p>66,7430039137</text:p>
          </table:table-cell>
        </table:table-row>
        <table:table-row table:style-name="ro2">
          <table:table-cell office:value-type="string">
            <text:p>Int. CMG Conference</text:p>
          </table:table-cell>
          <table:table-cell office:value-type="float" office:value="4246">
            <text:p>4246</text:p>
          </table:table-cell>
          <table:table-cell table:number-columns-repeated="1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59">
            <text:p>159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95">
            <text:p>195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83">
            <text:p>183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145">
            <text:p>145</text:p>
          </table:table-cell>
          <table:table-cell office:value-type="float" office:value="133">
            <text:p>133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18">
            <text:p>118</text:p>
          </table:table-cell>
          <table:table-cell office:value-type="float" office:value="146">
            <text:p>146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table:number-columns-repeated="4" office:value-type="float" office:value="0">
            <text:p>0</text:p>
          </table:table-cell>
          <table:table-cell table:formula="of:=AVERAGE([.O12:.AU12])" office:value-type="float" office:value="128.666666666667">
            <text:p>128,6666666667</text:p>
          </table:table-cell>
          <table:table-cell table:formula="of:=STDEV([.O12:.AU12])" office:value-type="float" office:value="58.2621589598829">
            <text:p>58,2621589599</text:p>
          </table:table-cell>
        </table:table-row>
        <table:table-row table:style-name="ro2">
          <table:table-cell office:value-type="string">
            <text:p>ICSE</text:p>
          </table:table-cell>
          <table:table-cell office:value-type="float" office:value="6702">
            <text:p>6702</text:p>
          </table:table-cell>
          <table:table-cell table:number-columns-repeated="1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office:value-type="float" office:value="291">
            <text:p>291</text:p>
          </table:table-cell>
          <table:table-cell office:value-type="float" office:value="171">
            <text:p>171</text:p>
          </table:table-cell>
          <table:table-cell office:value-type="float" office:value="274">
            <text:p>274</text:p>
          </table:table-cell>
          <table:table-cell office:value-type="float" office:value="361">
            <text:p>361</text:p>
          </table:table-cell>
          <table:table-cell office:value-type="float" office:value="338">
            <text:p>338</text:p>
          </table:table-cell>
          <table:table-cell office:value-type="float" office:value="295">
            <text:p>295</text:p>
          </table:table-cell>
          <table:table-cell office:value-type="float" office:value="353">
            <text:p>353</text:p>
          </table:table-cell>
          <table:table-cell office:value-type="float" office:value="333">
            <text:p>333</text:p>
          </table:table-cell>
          <table:table-cell office:value-type="float" office:value="385">
            <text:p>385</text:p>
          </table:table-cell>
          <table:table-cell office:value-type="float" office:value="539">
            <text:p>539</text:p>
          </table:table-cell>
          <table:table-cell office:value-type="float" office:value="268">
            <text:p>268</text:p>
          </table:table-cell>
          <table:table-cell office:value-type="float" office:value="338">
            <text:p>338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formula="of:=AVERAGE([.O13:.AX13])" office:value-type="float" office:value="186.166666666667">
            <text:p>186,1666666667</text:p>
          </table:table-cell>
          <table:table-cell table:formula="of:=STDEV([.O13:.AX13])" office:value-type="float" office:value="154.71272918357">
            <text:p>154,7127291836</text:p>
          </table:table-cell>
        </table:table-row>
        <table:table-row table:style-name="ro2">
          <table:table-cell office:value-type="string">
            <text:p>DAGM-Symposium</text:p>
          </table:table-cell>
          <table:table-cell office:value-type="float" office:value="4767">
            <text:p>4767</text:p>
          </table:table-cell>
          <table:table-cell table:number-columns-repeated="14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163">
            <text:p>163</text:p>
          </table:table-cell>
          <table:table-cell office:value-type="float" office:value="156">
            <text:p>156</text:p>
          </table:table-cell>
          <table:table-cell office:value-type="float" office:value="134">
            <text:p>134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39">
            <text:p>139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office:value-type="float" office:value="183">
            <text:p>183</text:p>
          </table:table-cell>
          <table:table-cell office:value-type="float" office:value="227">
            <text:p>227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193">
            <text:p>19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formula="of:=AVERAGE([.Q14:.AX14])" office:value-type="float" office:value="140.205882352941">
            <text:p>140,2058823529</text:p>
          </table:table-cell>
          <table:table-cell table:formula="of:=STDEV([.Q14:.AX14])" office:value-type="float" office:value="62.5633155227395">
            <text:p>62,5633155227</text:p>
          </table:table-cell>
        </table:table-row>
        <table:table-row table:style-name="ro2">
          <table:table-cell office:value-type="string">
            <text:p>CRYPTO</text:p>
          </table:table-cell>
          <table:table-cell office:value-type="float" office:value="2606">
            <text:p>2606</text:p>
          </table:table-cell>
          <table:table-cell table:number-columns-repeated="17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formula="of:=AVERAGE([.T15:.AX15])" office:value-type="float" office:value="84.0645161290323">
            <text:p>84,064516129</text:p>
          </table:table-cell>
          <table:table-cell table:formula="of:=STDEV([.T15:.AX15])" office:value-type="float" office:value="17.9832060246423">
            <text:p>17,9832060246</text:p>
          </table:table-cell>
        </table:table-row>
        <table:table-row table:style-name="ro2">
          <table:table-cell office:value-type="string">
            <text:p>PODS</text:p>
          </table:table-cell>
          <table:table-cell office:value-type="float" office:value="2306">
            <text:p>2306</text:p>
          </table:table-cell>
          <table:table-cell table:number-columns-repeated="18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table:number-columns-repeated="2"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formula="of:=AVERAGE([.U16:.AY16])" office:value-type="float" office:value="74.3870967741936">
            <text:p>74,3870967742</text:p>
          </table:table-cell>
          <table:table-cell table:formula="of:=STDEV([.U16:.AY16])" office:value-type="float" office:value="12.2520132205687">
            <text:p>12,2520132206</text:p>
          </table:table-cell>
        </table:table-row>
        <table:table-row table:style-name="ro2">
          <table:table-cell office:value-type="string">
            <text:p>PODC</text:p>
          </table:table-cell>
          <table:table-cell office:value-type="float" office:value="3463">
            <text:p>3463</text:p>
          </table:table-cell>
          <table:table-cell table:number-columns-repeated="18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165">
            <text:p>165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199">
            <text:p>199</text:p>
          </table:table-cell>
          <table:table-cell office:value-type="float" office:value="157">
            <text:p>157</text:p>
          </table:table-cell>
          <table:table-cell office:value-type="float" office:value="105">
            <text:p>105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58">
            <text:p>258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table:formula="of:=AVERAGE([.U17:.AX17])" office:value-type="float" office:value="115.433333333333">
            <text:p>115,4333333333</text:p>
          </table:table-cell>
          <table:table-cell table:formula="of:=STDEV([.U17:.AX17])" office:value-type="float" office:value="65.6756309885724">
            <text:p>65,6756309886</text:p>
          </table:table-cell>
        </table:table-row>
        <table:table-row table:style-name="ro2">
          <table:table-cell office:value-type="string">
            <text:p>ITC</text:p>
          </table:table-cell>
          <table:table-cell office:value-type="float" office:value="10378">
            <text:p>10378</text:p>
          </table:table-cell>
          <table:table-cell table:number-columns-repeated="17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 office:value-type="float" office:value="257">
            <text:p>257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78">
            <text:p>278</text:p>
          </table:table-cell>
          <table:table-cell office:value-type="float" office:value="323">
            <text:p>323</text:p>
          </table:table-cell>
          <table:table-cell office:value-type="float" office:value="315">
            <text:p>315</text:p>
          </table:table-cell>
          <table:table-cell office:value-type="float" office:value="320">
            <text:p>320</text:p>
          </table:table-cell>
          <table:table-cell office:value-type="float" office:value="305">
            <text:p>305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float" office:value="322">
            <text:p>32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385">
            <text:p>385</text:p>
          </table:table-cell>
          <table:table-cell office:value-type="float" office:value="345">
            <text:p>345</text:p>
          </table:table-cell>
          <table:table-cell office:value-type="float" office:value="414">
            <text:p>414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82">
            <text:p>582</text:p>
          </table:table-cell>
          <table:table-cell office:value-type="float" office:value="518">
            <text:p>518</text:p>
          </table:table-cell>
          <table:table-cell office:value-type="float" office:value="432">
            <text:p>432</text:p>
          </table:table-cell>
          <table:table-cell office:value-type="float" office:value="383">
            <text:p>383</text:p>
          </table:table-cell>
          <table:table-cell office:value-type="float" office:value="548">
            <text:p>548</text:p>
          </table:table-cell>
          <table:table-cell office:value-type="float" office:value="299">
            <text:p>299</text:p>
          </table:table-cell>
          <table:table-cell office:value-type="float" office:value="423">
            <text:p>423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formula="of:=AVERAGE([.T18:.AX18])" office:value-type="float" office:value="334.774193548387">
            <text:p>334,7741935484</text:p>
          </table:table-cell>
          <table:table-cell table:formula="of:=STDEV([.T18:.AX18])" office:value-type="float" office:value="124.727091330745">
            <text:p>124,7270913307</text:p>
          </table:table-cell>
        </table:table-row>
        <table:table-row table:style-name="ro2">
          <table:table-cell office:value-type="string">
            <text:p>ICDCS</text:p>
          </table:table-cell>
          <table:table-cell office:value-type="float" office:value="5985">
            <text:p>5985</text:p>
          </table:table-cell>
          <table:table-cell table:number-columns-repeated="17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176">
            <text:p>176</text:p>
          </table:table-cell>
          <table:table-cell office:value-type="float" office:value="201">
            <text:p>201</text:p>
          </table:table-cell>
          <table:table-cell office:value-type="float" office:value="153">
            <text:p>153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office:value-type="float" office:value="227">
            <text:p>227</text:p>
          </table:table-cell>
          <table:table-cell office:value-type="float" office:value="170">
            <text:p>170</text:p>
          </table:table-cell>
          <table:table-cell office:value-type="float" office:value="195">
            <text:p>195</text:p>
          </table:table-cell>
          <table:table-cell office:value-type="float" office:value="154">
            <text:p>154</text:p>
          </table:table-cell>
          <table:table-cell office:value-type="float" office:value="211">
            <text:p>211</text:p>
          </table:table-cell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250">
            <text:p>250</text:p>
          </table:table-cell>
          <table:table-cell office:value-type="float" office:value="311">
            <text:p>3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formula="of:=AVERAGE([.T19:.AX19])" office:value-type="float" office:value="193.064516129032">
            <text:p>193,064516129</text:p>
          </table:table-cell>
          <table:table-cell table:formula="of:=STDEV([.T19:.AX19])" office:value-type="float" office:value="75.5027308485686">
            <text:p>75,5027308486</text:p>
          </table:table-cell>
        </table:table-row>
        <table:table-row table:style-name="ro2">
          <table:table-cell office:value-type="string">
            <text:p>EUROCRYPT</text:p>
          </table:table-cell>
          <table:table-cell office:value-type="float" office:value="2435">
            <text:p>2435</text:p>
          </table:table-cell>
          <table:table-cell table:number-columns-repeated="1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 office:value-type="float" office:value="116">
            <text:p>116</text:p>
          </table:table-cell>
          <table:table-cell table:formula="of:=AVERAGE([.U20:.AY20])" office:value-type="float" office:value="78.5483870967742">
            <text:p>78,5483870968</text:p>
          </table:table-cell>
          <table:table-cell table:formula="of:=STDEV([.U20:.AY20])" office:value-type="float" office:value="25.6863630612009">
            <text:p>25,6863630612</text:p>
          </table:table-cell>
        </table:table-row>
        <table:table-row table:style-name="ro2">
          <table:table-cell office:value-type="string">
            <text:p>ACL</text:p>
          </table:table-cell>
          <table:table-cell office:value-type="float" office:value="5234">
            <text:p>5234</text:p>
          </table:table-cell>
          <table:table-cell table:number-columns-repeated="15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2"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61">
            <text:p>161</text:p>
          </table:table-cell>
          <table:table-cell office:value-type="float" office:value="188">
            <text:p>188</text:p>
          </table:table-cell>
          <table:table-cell office:value-type="float" office:value="228">
            <text:p>228</text:p>
          </table:table-cell>
          <table:table-cell office:value-type="float" office:value="318">
            <text:p>318</text:p>
          </table:table-cell>
          <table:table-cell office:value-type="float" office:value="828">
            <text:p>828</text:p>
          </table:table-cell>
          <table:table-cell office:value-type="float" office:value="519">
            <text:p>51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table:formula="of:=AVERAGE([.R21:.AX21])" office:value-type="float" office:value="158.606060606061">
            <text:p>158,6060606061</text:p>
          </table:table-cell>
          <table:table-cell table:formula="of:=STDEV([.R21:.AX21])" office:value-type="float" office:value="177.767745139891">
            <text:p>177,7677451399</text:p>
          </table:table-cell>
        </table:table-row>
        <table:table-row table:style-name="ro2">
          <table:table-cell office:value-type="string">
            <text:p>SIGMETRICS</text:p>
          </table:table-cell>
          <table:table-cell office:value-type="float" office:value="2929">
            <text:p>2929</text:p>
          </table:table-cell>
          <table:table-cell table:number-columns-repeated="1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formula="of:=AVERAGE([.O22:.AX22])" office:value-type="float" office:value="81.3611111111111">
            <text:p>81,3611111111</text:p>
          </table:table-cell>
          <table:table-cell table:formula="of:=STDEV([.O22:.AX22])" office:value-type="float" office:value="59.9190657841429">
            <text:p>59,9190657841</text:p>
          </table:table-cell>
        </table:table-row>
        <table:table-row table:style-name="ro2">
          <table:table-cell office:value-type="string">
            <text:p>WG</text:p>
          </table:table-cell>
          <table:table-cell office:value-type="float" office:value="1889">
            <text:p>1889</text:p>
          </table:table-cell>
          <table:table-cell table:number-columns-repeated="16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AVERAGE([.S23:.AX23])" office:value-type="float" office:value="59.03125">
            <text:p>59,03125</text:p>
          </table:table-cell>
          <table:table-cell table:formula="of:=STDEV([.S23:.AX23])" office:value-type="float" office:value="31.2642064482486">
            <text:p>31,2642064482</text:p>
          </table:table-cell>
        </table:table-row>
        <table:table-row table:style-name="ro2">
          <table:table-cell office:value-type="string">
            <text:p>ER</text:p>
          </table:table-cell>
          <table:table-cell office:value-type="float" office:value="2867">
            <text:p>2867</text:p>
          </table:table-cell>
          <table:table-cell table:number-columns-repeated="15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229">
            <text:p>229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93">
            <text:p>93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table:formula="of:=AVERAGE([.R24:.AX24])" office:value-type="float" office:value="86.8787878787879">
            <text:p>86,8787878788</text:p>
          </table:table-cell>
          <table:table-cell table:formula="of:=STDEV([.R24:.AX24])" office:value-type="float" office:value="48.589966541302">
            <text:p>48,5899665413</text:p>
          </table:table-cell>
        </table:table-row>
        <table:table-row table:style-name="ro2">
          <table:table-cell office:value-type="string">
            <text:p>STACS</text:p>
          </table:table-cell>
          <table:table-cell office:value-type="float" office:value="3213">
            <text:p>3213</text:p>
          </table:table-cell>
          <table:table-cell table:number-columns-repeated="20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30">
            <text:p>130</text:p>
          </table:table-cell>
          <table:table-cell table:formula="of:=AVERAGE([.W25:.AY25])" office:value-type="float" office:value="110.793103448276">
            <text:p>110,7931034483</text:p>
          </table:table-cell>
          <table:table-cell table:formula="of:=STDEV([.W25:.AY25])" office:value-type="float" office:value="31.8280865525413">
            <text:p>31,8280865525</text:p>
          </table:table-cell>
        </table:table-row>
        <table:table-row table:style-name="ro2">
          <table:table-cell office:value-type="string">
            <text:p>FSTTCS</text:p>
          </table:table-cell>
          <table:table-cell office:value-type="float" office:value="2148">
            <text:p>2148</text:p>
          </table:table-cell>
          <table:table-cell table:number-columns-repeated="20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table:formula="of:=AVERAGE([.W26:.AX26])" office:value-type="float" office:value="76.7142857142857">
            <text:p>76,7142857143</text:p>
          </table:table-cell>
          <table:table-cell table:formula="of:=STDEV([.W26:.AX26])" office:value-type="float" office:value="23.8666932694717">
            <text:p>23,8666932695</text:p>
          </table:table-cell>
        </table:table-row>
        <table:table-row table:style-name="ro2">
          <table:table-cell office:value-type="string">
            <text:p>Symposium on Computational Geometry</text:p>
          </table:table-cell>
          <table:table-cell office:value-type="float" office:value="3476">
            <text:p>3476</text:p>
          </table:table-cell>
          <table:table-cell table:number-columns-repeated="21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235">
            <text:p>235</text:p>
          </table:table-cell>
          <table:table-cell office:value-type="float" office:value="120">
            <text:p>120</text:p>
          </table:table-cell>
          <table:table-cell office:value-type="float" office:value="169">
            <text:p>169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  <table:table-cell office:value-type="float" office:value="159">
            <text:p>159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float" office:value="137">
            <text:p>137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formula="of:=AVERAGE([.X27:.AX27])" office:value-type="float" office:value="128.740740740741">
            <text:p>128,7407407407</text:p>
          </table:table-cell>
          <table:table-cell table:formula="of:=STDEV([.X27:.AX27])" office:value-type="float" office:value="37.9742752932243">
            <text:p>37,9742752932</text:p>
          </table:table-cell>
        </table:table-row>
        <table:table-row table:style-name="ro2">
          <table:table-cell office:value-type="string">
            <text:p>SIGCSE</text:p>
          </table:table-cell>
          <table:table-cell office:value-type="float" office:value="7135">
            <text:p>7135</text:p>
          </table:table-cell>
          <table:table-cell table:number-columns-repeated="2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34">
            <text:p>134</text:p>
          </table:table-cell>
          <table:table-cell office:value-type="float" office:value="170">
            <text:p>170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178">
            <text:p>178</text:p>
          </table:table-cell>
          <table:table-cell office:value-type="float" office:value="308">
            <text:p>308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2">
            <text:p>212</text:p>
          </table:table-cell>
          <table:table-cell office:value-type="float" office:value="235">
            <text:p>235</text:p>
          </table:table-cell>
          <table:table-cell office:value-type="float" office:value="275">
            <text:p>275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329">
            <text:p>329</text:p>
          </table:table-cell>
          <table:table-cell office:value-type="float" office:value="380">
            <text:p>380</text:p>
          </table:table-cell>
          <table:table-cell office:value-type="float" office:value="341">
            <text:p>341</text:p>
          </table:table-cell>
          <table:table-cell office:value-type="float" office:value="384">
            <text:p>384</text:p>
          </table:table-cell>
          <table:table-cell office:value-type="float" office:value="375">
            <text:p>375</text:p>
          </table:table-cell>
          <table:table-cell office:value-type="float" office:value="415">
            <text:p>415</text:p>
          </table:table-cell>
          <table:table-cell office:value-type="float" office:value="387">
            <text:p>387</text:p>
          </table:table-cell>
          <table:table-cell office:value-type="float" office:value="430">
            <text:p>430</text:p>
          </table:table-cell>
          <table:table-cell office:value-type="float" office:value="709">
            <text:p>709</text:p>
          </table:table-cell>
          <table:table-cell table:style-name="ce1" table:formula="of:=AVERAGE([.Y28:.AY28])" office:value-type="float" office:value="264.259259259259">
            <text:p>264,2592592593</text:p>
          </table:table-cell>
          <table:table-cell table:formula="of:=STDEV([.Y28:.AY28])" office:value-type="float" office:value="139.184325099044">
            <text:p>139,184325099</text:p>
          </table:table-cell>
        </table:table-row>
        <table:table-row table:style-name="ro2">
          <table:table-cell office:value-type="string">
            <text:p>ICDE</text:p>
          </table:table-cell>
          <table:table-cell office:value-type="float" office:value="8906">
            <text:p>8906</text:p>
          </table:table-cell>
          <table:table-cell table:number-columns-repeated="20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81">
            <text:p>181</text:p>
          </table:table-cell>
          <table:table-cell office:value-type="float" office:value="165">
            <text:p>16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193">
            <text:p>193</text:p>
          </table:table-cell>
          <table:table-cell office:value-type="float" office:value="139">
            <text:p>139</text:p>
          </table:table-cell>
          <table:table-cell office:value-type="float" office:value="176">
            <text:p>176</text:p>
          </table:table-cell>
          <table:table-cell office:value-type="float" office:value="226">
            <text:p>226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245">
            <text:p>245</text:p>
          </table:table-cell>
          <table:table-cell office:value-type="float" office:value="308">
            <text:p>308</text:p>
          </table:table-cell>
          <table:table-cell office:value-type="float" office:value="227">
            <text:p>227</text:p>
          </table:table-cell>
          <table:table-cell office:value-type="float" office:value="321">
            <text:p>321</text:p>
          </table:table-cell>
          <table:table-cell office:value-type="float" office:value="363">
            <text:p>363</text:p>
          </table:table-cell>
          <table:table-cell office:value-type="float" office:value="390">
            <text:p>390</text:p>
          </table:table-cell>
          <table:table-cell office:value-type="float" office:value="476">
            <text:p>476</text:p>
          </table:table-cell>
          <table:table-cell office:value-type="float" office:value="588">
            <text:p>588</text:p>
          </table:table-cell>
          <table:table-cell office:value-type="float" office:value="714">
            <text:p>714</text:p>
          </table:table-cell>
          <table:table-cell office:value-type="float" office:value="859">
            <text:p>859</text:p>
          </table:table-cell>
          <table:table-cell office:value-type="float" office:value="782">
            <text:p>782</text:p>
          </table:table-cell>
          <table:table-cell office:value-type="float" office:value="589">
            <text:p>589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table:style-name="ce1" table:formula="of:=AVERAGE([.W29:.AX29])" office:value-type="float" office:value="318.071428571429">
            <text:p>318,0714285714</text:p>
          </table:table-cell>
          <table:table-cell table:formula="of:=STDEV([.W29:.AX29])" office:value-type="float" office:value="216.430628449896">
            <text:p>216,4306284499</text:p>
          </table:table-cell>
        </table:table-row>
        <table:table-row table:style-name="ro2">
          <table:table-cell office:value-type="string">
            <text:p>UAI</text:p>
          </table:table-cell>
          <table:table-cell office:value-type="float" office:value="3763">
            <text:p>3763</text:p>
          </table:table-cell>
          <table:table-cell table:number-columns-repeated="21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 office:value-type="float" office:value="190">
            <text:p>190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 office:value-type="float" office:value="207">
            <text:p>207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185">
            <text:p>185</text:p>
          </table:table-cell>
          <table:table-cell office:value-type="float" office:value="193">
            <text:p>193</text:p>
          </table:table-cell>
          <table:table-cell office:value-type="float" office:value="248">
            <text:p>248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table:style-name="ce1" table:formula="of:=AVERAGE([.X30:.AX30])" office:value-type="float" office:value="139.37037037037">
            <text:p>139,3703703704</text:p>
          </table:table-cell>
          <table:table-cell table:formula="of:=STDEV([.X30:.AX30])" office:value-type="float" office:value="59.4378461071526">
            <text:p>59,4378461072</text:p>
          </table:table-cell>
        </table:table-row>
        <table:table-row table:style-name="ro2">
          <table:table-cell office:value-type="string">
            <text:p>SIGCOMM</text:p>
          </table:table-cell>
          <table:table-cell office:value-type="float" office:value="2805">
            <text:p>2805</text:p>
          </table:table-cell>
          <table:table-cell table:number-columns-repeated="21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29">
            <text:p>129</text:p>
          </table:table-cell>
          <table:table-cell office:value-type="float" office:value="337">
            <text:p>33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table:style-name="ce1" table:formula="of:=AVERAGE([.X31:.AX31])" office:value-type="float" office:value="103.888888888889">
            <text:p>103,8888888889</text:p>
          </table:table-cell>
          <table:table-cell table:formula="of:=STDEV([.X31:.AX31])" office:value-type="float" office:value="77.8891388366693">
            <text:p>77,8891388367</text:p>
          </table:table-cell>
        </table:table-row>
        <table:table-row table:style-name="ro2">
          <table:table-cell office:value-type="string">
            <text:p>SRDS</text:p>
          </table:table-cell>
          <table:table-cell office:value-type="float" office:value="2097">
            <text:p>2097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199">
            <text:p>199</text:p>
          </table:table-cell>
          <table:table-cell office:value-type="float" office:value="144">
            <text:p>144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118">
            <text:p>118</text:p>
          </table:table-cell>
          <table:table-cell office:value-type="float" office:value="97">
            <text:p>97</text:p>
          </table:table-cell>
          <table:table-cell table:number-columns-repeated="2" office:value-type="float" office:value="92">
            <text:p>92</text:p>
          </table:table-cell>
          <table:table-cell office:value-type="float" office:value="162">
            <text:p>16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ce1" table:formula="of:=AVERAGE([.Z32:.AX32])" office:value-type="float" office:value="83.84">
            <text:p>83,84</text:p>
          </table:table-cell>
          <table:table-cell table:formula="of:=STDEV([.Z32:.AX32])" office:value-type="float" office:value="42.7119031028432">
            <text:p>42,7119031028</text:p>
          </table:table-cell>
        </table:table-row>
        <table:table-row table:style-name="ro2">
          <table:table-cell office:value-type="string">
            <text:p>BNCOD</text:p>
          </table:table-cell>
          <table:table-cell office:value-type="float" office:value="1215">
            <text:p>1215</text:p>
          </table:table-cell>
          <table:table-cell table:number-columns-repeated="18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style-name="ce1" table:formula="of:=AVERAGE([.U33:.AX33])" office:value-type="float" office:value="40.5">
            <text:p>40,5</text:p>
          </table:table-cell>
          <table:table-cell table:formula="of:=STDEV([.U33:.AX33])" office:value-type="float" office:value="25.4446661303063">
            <text:p>25,4446661303</text:p>
          </table:table-cell>
        </table:table-row>
        <table:table-row table:style-name="ro2">
          <table:table-cell office:value-type="string">
            <text:p>LICS</text:p>
          </table:table-cell>
          <table:table-cell office:value-type="float" office:value="2225">
            <text:p>2225</text:p>
          </table:table-cell>
          <table:table-cell table:number-columns-repeated="2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ce1" table:formula="of:=AVERAGE([.Y34:.AX34])" office:value-type="float" office:value="85.5769230769231">
            <text:p>85,5769230769</text:p>
          </table:table-cell>
          <table:table-cell table:formula="of:=STDEV([.Y34:.AX34])" office:value-type="float" office:value="10.6589796019059">
            <text:p>10,6589796019</text:p>
          </table:table-cell>
        </table:table-row>
        <table:table-row table:style-name="ro2">
          <table:table-cell office:value-type="string">
            <text:p>INFOCOM</text:p>
          </table:table-cell>
          <table:table-cell office:value-type="float" office:value="17085">
            <text:p>17085</text:p>
          </table:table-cell>
          <table:table-cell table:number-columns-repeated="19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424">
            <text:p>424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 office:value-type="float" office:value="364">
            <text:p>364</text:p>
          </table:table-cell>
          <table:table-cell office:value-type="float" office:value="430">
            <text:p>430</text:p>
          </table:table-cell>
          <table:table-cell office:value-type="float" office:value="425">
            <text:p>425</text:p>
          </table:table-cell>
          <table:table-cell office:value-type="float" office:value="431">
            <text:p>431</text:p>
          </table:table-cell>
          <table:table-cell office:value-type="float" office:value="491">
            <text:p>491</text:p>
          </table:table-cell>
          <table:table-cell office:value-type="float" office:value="549">
            <text:p>549</text:p>
          </table:table-cell>
          <table:table-cell office:value-type="float" office:value="532">
            <text:p>532</text:p>
          </table:table-cell>
          <table:table-cell office:value-type="float" office:value="566">
            <text:p>566</text:p>
          </table:table-cell>
          <table:table-cell office:value-type="float" office:value="634">
            <text:p>634</text:p>
          </table:table-cell>
          <table:table-cell office:value-type="float" office:value="753">
            <text:p>753</text:p>
          </table:table-cell>
          <table:table-cell office:value-type="float" office:value="818">
            <text:p>818</text:p>
          </table:table-cell>
          <table:table-cell office:value-type="float" office:value="1070">
            <text:p>1070</text:p>
          </table:table-cell>
          <table:table-cell office:value-type="float" office:value="1018">
            <text:p>1018</text:p>
          </table:table-cell>
          <table:table-cell office:value-type="float" office:value="1002">
            <text:p>1002</text:p>
          </table:table-cell>
          <table:table-cell office:value-type="float" office:value="1235">
            <text:p>1235</text:p>
          </table:table-cell>
          <table:table-cell office:value-type="float" office:value="1278">
            <text:p>1278</text:p>
          </table:table-cell>
          <table:table-cell office:value-type="float" office:value="1507">
            <text:p>1507</text:p>
          </table:table-cell>
          <table:table-cell office:value-type="float" office:value="1488">
            <text:p>1488</text:p>
          </table:table-cell>
          <table:table-cell table:style-name="ce1" table:formula="of:=AVERAGE([.V35:.AY35])" office:value-type="float" office:value="569.5">
            <text:p>569,5</text:p>
          </table:table-cell>
          <table:table-cell table:formula="of:=STDEV([.V35:.AY35])" office:value-type="float" office:value="433.879194214719">
            <text:p>433,8791942147</text:p>
          </table:table-cell>
        </table:table-row>
        <table:table-row table:style-name="ro2">
          <table:table-cell office:value-type="string">
            <text:p>OOPSLA</text:p>
          </table:table-cell>
          <table:table-cell office:value-type="float" office:value="2680">
            <text:p>2680</text:p>
          </table:table-cell>
          <table:table-cell table:number-columns-repeated="2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table:style-name="ce1" table:formula="of:=AVERAGE([.Y36:.AX36])" office:value-type="float" office:value="103.076923076923">
            <text:p>103,0769230769</text:p>
          </table:table-cell>
          <table:table-cell table:formula="of:=STDEV([.Y36:.AX36])" office:value-type="float" office:value="40.4899227728807">
            <text:p>40,4899227729</text:p>
          </table:table-cell>
        </table:table-row>
        <table:table-row table:style-name="ro2">
          <table:table-cell office:value-type="string">
            <text:p>SIGDOC</text:p>
          </table:table-cell>
          <table:table-cell office:value-type="float" office:value="1656">
            <text:p>1656</text:p>
          </table:table-cell>
          <table:table-cell table:number-columns-repeated="18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U37:.AW37])" office:value-type="float" office:value="57.1034482758621">
            <text:p>57,1034482759</text:p>
          </table:table-cell>
          <table:table-cell table:formula="of:=STDEV([.U37:.AW37])" office:value-type="float" office:value="36.0241435187036">
            <text:p>36,0241435187</text:p>
          </table:table-cell>
        </table:table-row>
        <table:table-row table:style-name="ro2">
          <table:table-cell office:value-type="string">
            <text:p>MICRO</text:p>
          </table:table-cell>
          <table:table-cell office:value-type="float" office:value="2723">
            <text:p>2723</text:p>
          </table:table-cell>
          <table:table-cell table:number-columns-repeated="2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81">
            <text:p>181</text:p>
          </table:table-cell>
          <table:table-cell office:value-type="float" office:value="120">
            <text:p>120</text:p>
          </table:table-cell>
          <table:table-cell office:value-type="float" office:value="171">
            <text:p>171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style-name="ce1" table:formula="of:=AVERAGE([.Z38:.AX38])" office:value-type="float" office:value="108.92">
            <text:p>108,92</text:p>
          </table:table-cell>
          <table:table-cell table:formula="of:=STDEV([.Z38:.AX38])" office:value-type="float" office:value="43.7377792455599">
            <text:p>43,7377792456</text:p>
          </table:table-cell>
        </table:table-row>
        <table:table-row table:style-name="ro2">
          <table:table-cell office:value-type="string">
            <text:p>PLDI</text:p>
          </table:table-cell>
          <table:table-cell office:value-type="float" office:value="2335">
            <text:p>2335</text:p>
          </table:table-cell>
          <table:table-cell table:number-columns-repeated="2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73">
            <text:p>173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table:style-name="ce1" table:formula="of:=AVERAGE([.Z39:.AX39])" office:value-type="float" office:value="93.4">
            <text:p>93,4</text:p>
          </table:table-cell>
          <table:table-cell table:formula="of:=STDEV([.Z39:.AX39])" office:value-type="float" office:value="39.7796011376015">
            <text:p>39,7796011376</text:p>
          </table:table-cell>
        </table:table-row>
        <table:table-row table:style-name="ro2">
          <table:table-cell office:value-type="string">
            <text:p>NIPS</text:p>
          </table:table-cell>
          <table:table-cell office:value-type="float" office:value="11587">
            <text:p>11587</text:p>
          </table:table-cell>
          <table:table-cell table:number-columns-repeated="23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04">
            <text:p>304</text:p>
          </table:table-cell>
          <table:table-cell office:value-type="float" office:value="352">
            <text:p>352</text:p>
          </table:table-cell>
          <table:table-cell office:value-type="float" office:value="322">
            <text:p>322</text:p>
          </table:table-cell>
          <table:table-cell office:value-type="float" office:value="341">
            <text:p>341</text:p>
          </table:table-cell>
          <table:table-cell office:value-type="float" office:value="337">
            <text:p>337</text:p>
          </table:table-cell>
          <table:table-cell office:value-type="float" office:value="341">
            <text:p>341</text:p>
          </table:table-cell>
          <table:table-cell office:value-type="float" office:value="358">
            <text:p>358</text:p>
          </table:table-cell>
          <table:table-cell office:value-type="float" office:value="364">
            <text:p>364</text:p>
          </table:table-cell>
          <table:table-cell office:value-type="float" office:value="368">
            <text:p>368</text:p>
          </table:table-cell>
          <table:table-cell office:value-type="float" office:value="475">
            <text:p>475</text:p>
          </table:table-cell>
          <table:table-cell office:value-type="float" office:value="519">
            <text:p>519</text:p>
          </table:table-cell>
          <table:table-cell office:value-type="float" office:value="551">
            <text:p>551</text:p>
          </table:table-cell>
          <table:table-cell office:value-type="float" office:value="590">
            <text:p>590</text:p>
          </table:table-cell>
          <table:table-cell office:value-type="float" office:value="594">
            <text:p>594</text:p>
          </table:table-cell>
          <table:table-cell office:value-type="float" office:value="570">
            <text:p>570</text:p>
          </table:table-cell>
          <table:table-cell office:value-type="float" office:value="634">
            <text:p>634</text:p>
          </table:table-cell>
          <table:table-cell office:value-type="float" office:value="743">
            <text:p>743</text:p>
          </table:table-cell>
          <table:table-cell office:value-type="float" office:value="790">
            <text:p>790</text:p>
          </table:table-cell>
          <table:table-cell office:value-type="float" office:value="859">
            <text:p>859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table:style-name="ce1" table:formula="of:=AVERAGE([.Z40:.AX40])" office:value-type="float" office:value="463.48">
            <text:p>463,48</text:p>
          </table:table-cell>
          <table:table-cell table:formula="of:=STDEV([.Z40:.AX40])" office:value-type="float" office:value="200.216574405484">
            <text:p>200,2165744055</text:p>
          </table:table-cell>
        </table:table-row>
        <table:table-row table:style-name="ro2">
          <table:table-cell office:value-type="string">
            <text:p>IEEE Symposium on Security and Privacy</text:p>
          </table:table-cell>
          <table:table-cell office:value-type="float" office:value="1631">
            <text:p>1631</text:p>
          </table:table-cell>
          <table:table-cell table:number-columns-repeated="1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office:value-type="float" office:value="128">
            <text:p>128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style-name="ce1" table:formula="of:=AVERAGE([.S41:.AX41])" office:value-type="float" office:value="50.96875">
            <text:p>50,96875</text:p>
          </table:table-cell>
          <table:table-cell table:formula="of:=STDEV([.S41:.AX41])" office:value-type="float" office:value="38.5959085036977">
            <text:p>38,5959085037</text:p>
          </table:table-cell>
        </table:table-row>
        <table:table-row table:style-name="ro2">
          <table:table-cell office:value-type="string">
            <text:p>CSL</text:p>
          </table:table-cell>
          <table:table-cell office:value-type="float" office:value="1505">
            <text:p>1505</text:p>
          </table:table-cell>
          <table:table-cell table:number-columns-repeated="23"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AVERAGE([.Z42:.AX42])" office:value-type="float" office:value="60.2">
            <text:p>60,2</text:p>
          </table:table-cell>
          <table:table-cell table:formula="of:=STDEV([.Z42:.AX42])" office:value-type="float" office:value="17.9118210501706">
            <text:p>17,9118210502</text:p>
          </table:table-cell>
        </table:table-row>
        <table:table-row table:style-name="ro2">
          <table:table-cell office:value-type="string">
            <text:p>GI Jahrestagung</text:p>
          </table:table-cell>
          <table:table-cell office:value-type="float" office:value="3613">
            <text:p>3613</text:p>
          </table:table-cell>
          <table:table-cell table:number-columns-repeated="9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31">
            <text:p>131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73">
            <text:p>173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6" office:value-type="float" office:value="0">
            <text:p>0</text:p>
          </table:table-cell>
          <table:table-cell office:value-type="float" office:value="1039">
            <text:p>1039</text:p>
          </table:table-cell>
          <table:table-cell table:number-columns-repeated="3" office:value-type="float" office:value="0">
            <text:p>0</text:p>
          </table:table-cell>
          <table:table-cell table:formula="of:=AVERAGE([.L43:.AV43])" office:value-type="float" office:value="97.6486486486487">
            <text:p>97,6486486486</text:p>
          </table:table-cell>
          <table:table-cell table:formula="of:=STDEV([.L43:.AV43])" office:value-type="float" office:value="172.103685836994">
            <text:p>172,103685837</text:p>
          </table:table-cell>
        </table:table-row>
        <table:table-row table:style-name="ro2">
          <table:table-cell office:value-type="string">
            <text:p>DBSec</text:p>
          </table:table-cell>
          <table:table-cell office:value-type="float" office:value="1443">
            <text:p>1443</text:p>
          </table:table-cell>
          <table:table-cell table:number-columns-repeated="2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AVERAGE([.Z44:.AX44])" office:value-type="float" office:value="57.72">
            <text:p>57,72</text:p>
          </table:table-cell>
          <table:table-cell table:formula="of:=STDEV([.Z44:.AX44])" office:value-type="float" office:value="16.9890160594034">
            <text:p>16,9890160594</text:p>
          </table:table-cell>
        </table:table-row>
        <table:table-row table:style-name="ro2" table:number-rows-repeated="1048531">
          <table:table-cell table:number-columns-repeated="53"/>
        </table:table-row>
        <table:table-row table:style-name="ro2">
          <table:table-cell table:number-columns-repeated="53"/>
        </table:table-row>
      </table:table>
      <table:table table:name="Planilha2" table:style-name="ta1">
        <table:table-column table:style-name="co4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2-09-22T18:39:22</meta:creation-date>
    <dc:date>2012-09-22T20:05:46</dc:date>
    <dc:creator>Bruno </dc:creator>
    <meta:editing-duration>PT1M13S</meta:editing-duration>
    <meta:editing-cycles>1</meta:editing-cycles>
    <meta:document-statistic meta:table-count="3" meta:cell-count="2332" meta:object-count="0"/>
    <meta:generator>LibreOffice/3.5$Linux_x86 LibreOffice_project/350m1$Build-2</meta:generator>
  </office:meta>
</office:document-meta>
</file>